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43cm" svg:y1="2.563cm" svg:x2="33.944cm" svg:y2="2.55cm">
          <text:p/>
        </draw:line>
        <draw:frame draw:style-name="gr2" draw:text-style-name="P2" draw:layer="layout" svg:width="3.148cm" svg:height="0.962cm" svg:x="0.416cm" svg:y="1.058cm">
          <draw:text-box>
            <text:p text:style-name="P2"><text:span text:style-name="T1">Thread 1</text:span></text:p>
          </draw:text-box>
        </draw:frame>
        <draw:frame draw:style-name="gr3" draw:text-style-name="P2" draw:layer="layout" svg:width="3.148cm" svg:height="0.962cm" svg:x="0.443cm" svg:y="3.225cm">
          <draw:text-box>
            <text:p text:style-name="P2"><text:span text:style-name="T1">Thread 2</text:span></text:p>
          </draw:text-box>
        </draw:frame>
        <draw:custom-shape draw:style-name="gr4" draw:text-style-name="P1" draw:layer="layout" svg:width="3.175cm" svg:height="1.651cm" svg:x="4.734cm" svg:y="0.645cm">
          <text:p text:style-name="P1">Pars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1.651cm" svg:x="8.036cm" svg:y="0.645cm">
          <text:p text:style-name="P1">Escrit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1.651cm" svg:x="8.034cm" svg:y="2.845cm">
          <text:p text:style-name="P1">Pars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1.651cm" svg:x="14.636cm" svg:y="2.845cm">
          <text:p text:style-name="P1">Escrit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1.651cm" svg:x="14.634cm" svg:y="0.645cm">
          <text:p text:style-name="P1">Pars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1.651cm" svg:x="21.236cm" svg:y="0.645cm">
          <text:p text:style-name="P1">Escrit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1.651cm" svg:x="21.234cm" svg:y="2.845cm">
          <text:p text:style-name="P1">Pars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1.651cm" svg:x="27.834cm" svg:y="0.645cm">
          <text:p text:style-name="P1">Parsing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477cm" svg:height="1.651cm" svg:x="27.836cm" svg:y="2.845cm">
          <text:p text:style-name="P1">Escrita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76cm" svg:height="1.047cm" svg:x="33.798cm" svg:y="1.804cm">
          <draw:text-box>
            <text:p><text:span text:style-name="T2">. . 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3cm" fo:margin-left="0.305cm" fo:margin-right="0.33cm" fo:page-width="35.814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3T08:33:51.590522407</meta:creation-date>
    <dc:date>2016-06-13T08:53:46.858941451</dc:date>
    <meta:editing-duration>PT4M35S</meta:editing-duration>
    <meta:editing-cycles>1</meta:editing-cycles>
    <meta:document-statistic meta:object-count="13"/>
    <meta:generator>LibreOffice/4.2.8.2$Linux_X86_64 LibreOffice_project/420m0$Build-2</meta:generator>
  </office:meta>
</office:document-meta>
</file>